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R', 'O', 'T', 'C', '@', 'L', 'A', 'L', 'A', 'W', '@', 'T', 'E', 'M', 'P']," calcext:value-type="string">
            <text:p>['R', 'O', 'T', 'C', '@', 'L', 'A', 'L', 'A', 'W', '@', 'T', 'E', 'M', 'P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A', 'V', 'E', 'R', '@', 'O', 'L', 'I', 'V', 'A', '@', 'U', 'V', 'E', 'A']," calcext:value-type="string">
            <text:p>['A', 'V', 'E', 'R', '@', 'O', 'L', 'I', 'V', 'A', '@', 'U', 'V', 'E', 'A'],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J', 'O', 'N', 'E', 'S', 'O', 'F', 'B', 'A', 'S', 'E', 'B', 'A', 'L', 'L']," calcext:value-type="string">
            <text:p>['J', 'O', 'N', 'E', 'S', 'O', 'F', 'B', 'A', 'S', 'E', 'B', 'A', 'L', 'L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@', '@', '@', 'O', 'C', 'T', 'A', '@', '@', 'A', 'M', 'E', 'N', 'D', 'S']," calcext:value-type="string">
            <text:p>['@', '@', '@', 'O', 'C', 'T', 'A', '@', '@', 'A', 'M', 'E', 'N', 'D', 'S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A', 'D', 'D', 'L', 'E', '@', '@', 'O', 'R', 'B', 'I', 'T', '@', '@', '@']," calcext:value-type="string">
            <text:p>['A', 'D', 'D', 'L', 'E', '@', '@', 'O', 'R', 'B', 'I', 'T', '@', '@', '@'],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G', 'R', 'E', 'E', 'N', 'S', 'I', 'D', 'E', 'I', 'R', 'O', 'N', '@', '@']," calcext:value-type="string">
            <text:p>['G', 'R', 'E', 'E', 'N', 'S', 'I', 'D', 'E', 'I', 'R', 'O', 'N', '@', '@']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E', 'O', 'N', '@', 'T', 'E', 'N', 'O', 'N', '@', 'S', 'P', 'A', 'S', 'M']," calcext:value-type="string">
            <text:p>['E', 'O', 'N', '@', 'T', 'E', 'N', 'O', 'N', '@', 'S', 'P', 'A', 'S', 'M'],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N', 'O', 'A', 'H', '@', 'A', 'P', 'R', 'O', 'N', '@', 'S', 'R', 'T', 'A']," calcext:value-type="string">
            <text:p>['N', 'O', 'A', 'H', '@', 'A', 'P', 'R', 'O', 'N', '@', 'S', 'R', 'T', 'A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A', 'L', 'L', 'A', 'H', '@', 'L', 'O', 'W', 'E', 'D', '@', 'C', 'R', 'U']," calcext:value-type="string">
            <text:p>['A', 'L', 'L', 'A', 'H', '@', 'L', 'O', 'W', 'E', 'D', '@', 'C', 'R', 'U'],</text:p>
          </table:table-cell>
        </table:table-row>
        <table:table-row table:style-name="ro1"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@', '@', 'I', 'N', 'A', 'J', 'A', 'U', 'N', 'T', 'Y', 'M', 'O', 'O', 'D']," calcext:value-type="string">
            <text:p>['@', '@', 'I', 'N', 'A', 'J', 'A', 'U', 'N', 'T', 'Y', 'M', 'O', 'O', 'D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@', '@', '@', 'D', 'R', 'A', 'Y', 'S', '@', '@', 'I', 'T', 'S', 'M', 'E']," calcext:value-type="string">
            <text:p>['@', '@', '@', 'D', 'R', 'A', 'Y', 'S', '@', '@', 'I', 'T', 'S', 'M', 'E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A', 'G', 'E', 'I', 'S', 'M', '@', '@', 'T', 'O', 'N', 'E', '@', '@', '@']," calcext:value-type="string">
            <text:p>['A', 'G', 'E', 'I', 'S', 'M', '@', '@', 'T', 'O', 'N', 'E', '@', '@', '@'],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M', 'U', 'L', 'C', 'H', 'M', 'A', 'K', 'I', 'N', 'G', 'T', 'O', 'O', 'L']," calcext:value-type="string">
            <text:p>['M', 'U', 'L', 'C', 'H', 'M', 'A', 'K', 'I', 'N', 'G', 'T', 'O', 'O', 'L'],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I', 'S', 'L', 'A', '@', 'E', 'X', 'I', 'L', 'E', '@', 'N', 'I', 'K', 'E']," calcext:value-type="string">
            <text:p>['I', 'S', 'L', 'A', '@', 'E', 'X', 'I', 'L', 'E', '@', 'N', 'I', 'K', 'E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S', 'T', 'E', 'P', '@', 'D', 'E', 'R', 'E', 'K', '@', 'A', 'L', 'S', 'O']," calcext:value-type="string">
            <text:p>['S', 'T', 'E', 'P', '@', 'D', 'E', 'R', 'E', 'K', '@', 'A', 'L', 'S', 'O'],</text:p>
          </table:table-cell>
        </table:table-row>
      </table:table>
      <table:table table:name="Numb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@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1', '2', '3', '4', '@', '5', '6', '7', '8', '9', '@', '10', '11', '12', '13']," calcext:value-type="string">
            <text:p>['1', '2', '3', '4', '@', '5', '6', '7', '8', '9', '@', '10', '11', '12', '13']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14', '', '', '', '@', '15', '', '', '', '', '@', '16', '', '', '']," calcext:value-type="string">
            <text:p>['14', '', '', '', '@', '15', '', '', '', '', '@', '16', '', '', '']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17', '', '', '', '18', '', '', '', '', '', '19', '', '', '', '']," calcext:value-type="string">
            <text:p>['17', '', '', '', '18', '', '', '', '', '', '19', '', '', '', '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@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@', '@', '@', '20', '', '', '', '@', '@', '21', '', '', '', '', '']," calcext:value-type="string">
            <text:p>['@', '@', '@', '20', '', '', '', '@', '@', '21', '', '', '', '', '']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@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22', '23', '24', '', '', '@', '@', '25', '26', '', '', '', '@', '@', '@']," calcext:value-type="string">
            <text:p>['22', '23', '24', '', '', '@', '@', '25', '26', '', '', '', '@', '@', '@']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@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27', '', '', '', '', '28', '29', '', '', '', '', '', '30', '@', '@']," calcext:value-type="string">
            <text:p>['27', '', '', '', '', '28', '29', '', '', '', '', '', '30', '@', '@']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31', '', '', '@', '32', '', '', '', '', '@', '33', '', '', '34', '35']," calcext:value-type="string">
            <text:p>['31', '', '', '@', '32', '', '', '', '', '@', '33', '', '', '34', '35']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@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@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36', '', '', '37', '@', '38', '', '', '', '39', '@', '40', '', '', '']," calcext:value-type="string">
            <text:p>['36', '', '', '37', '@', '38', '', '', '', '39', '@', '40', '', '', '']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@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@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41', '', '', '', '42', '@', '43', '', '', '', '44', '@', '45', '', '']," calcext:value-type="string">
            <text:p>['41', '', '', '', '42', '@', '43', '', '', '', '44', '@', '45', '', ''],</text:p>
          </table:table-cell>
        </table:table-row>
        <table:table-row table:style-name="ro1">
          <table:table-cell table:number-columns-repeated="2" office:value-type="string" calcext:value-type="string">
            <text:p>@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4"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@', '@', '46', '', '', '47', '', '', '', '', '', '48', '', '', '']," calcext:value-type="string">
            <text:p>['@', '@', '46', '', '', '47', '', '', '', '', '', '48', '', '', '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number-columns-repeated="2" office:value-type="string" calcext:value-type="string">
            <text:p>@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@', '@', '@', '49', '', '', '', '', '@', '@', '50', '', '', '', '']," calcext:value-type="string">
            <text:p>['@', '@', '@', '49', '', '', '', '', '@', '@', '50', '', '', '', '']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string" calcext:value-type="string">
            <text:p>@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51', '52', '53', '', '', '', '@', '@', '54', '55', '', '', '@', '@', '@']," calcext:value-type="string">
            <text:p>['51', '52', '53', '', '', '', '@', '@', '54', '55', '', '', '@', '@', '@']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56', '', '', '', '', '', '57', '58', '', '', '', '', '59', '60', '61']," calcext:value-type="string">
            <text:p>['56', '', '', '', '', '', '57', '58', '', '', '', '', '59', '60', '61']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62', '', '', '', '@', '63', '', '', '', '', '@', '64', '', '', '']," calcext:value-type="string">
            <text:p>['62', '', '', '', '@', '63', '', '', '', '', '@', '64', '', '', '']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65', '', '', '', '@', '66', '', '', '', '', '@', '67', '', '', '']," calcext:value-type="string">
            <text:p>['65', '', '', '', '@', '66', '', '', '', '', '@', '67', '', '', ''],</text:p>
          </table:table-cell>
        </table:table-row>
      </table:table>
      <table:table table:name="Across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MI Program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VMI Program&quot;," calcext:value-type="string">
            <text:p>1: "VMI Program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'80s-’90s courtroom drama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5: &quot;'80s-’90s courtroom drama&quot;," calcext:value-type="string">
            <text:p>5: "'80s-’90s courtroom drama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n-call worker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10: &quot;On-call worker&quot;," calcext:value-type="string">
            <text:p>10: "On-call worker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ssert as true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14: &quot;Assert as true&quot;," calcext:value-type="string">
            <text:p>14: "Assert as true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hree-time A.L. batting champ Tony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15: &quot;Three-time A.L. batting champ Tony&quot;," calcext:value-type="string">
            <text:p>15: "Three-time A.L. batting champ Tony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upils place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16: &quot;Pupils place&quot;," calcext:value-type="string">
            <text:p>16: "Pupils place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ipper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17: &quot;Chipper&quot;," calcext:value-type="string">
            <text:p>17: "Chipper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etra-doubled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20: &quot;Tetra-doubled&quot;," calcext:value-type="string">
            <text:p>20: "Tetra-doubled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tonement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21: &quot;Atonement&quot;," calcext:value-type="string">
            <text:p>21: "Atonement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onfuse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22: &quot;Confuse&quot;," calcext:value-type="string">
            <text:p>22: "Confuse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rigley brand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25: &quot;Wrigley brand&quot;," calcext:value-type="string">
            <text:p>25: "Wrigley brand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hipper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27: &quot;Chipper&quot;," calcext:value-type="string">
            <text:p>27: "Chipper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eological time span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31: &quot;Geological time span&quot;," calcext:value-type="string">
            <text:p>31: "Geological time span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arpenter’s joint element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32: &quot;Carpenter’s joint element&quot;," calcext:value-type="string">
            <text:p>32: "Carpenter’s joint element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iccup cause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33: &quot;Hiccup cause&quot;," calcext:value-type="string">
            <text:p>33: "Hiccup cause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enesis voyager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36: &quot;Genesis voyager&quot;," calcext:value-type="string">
            <text:p>36: "Genesis voyager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otector with strings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38: &quot;Protector with strings&quot;," calcext:value-type="string">
            <text:p>38: "Protector with strings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lle., across the Pyrenees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40: &quot;Mlle., across the Pyrenees&quot;," calcext:value-type="string">
            <text:p>40: "Mlle., across the Pyrenees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God of Islam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41: &quot;God of Islam&quot;," calcext:value-type="string">
            <text:p>41: "God of Islam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alled from the field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43: &quot;Called from the field&quot;," calcext:value-type="string">
            <text:p>43: "Called from the field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ordeaux vineyard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45: &quot;Bordeaux vineyard&quot;," calcext:value-type="string">
            <text:p>45: "Bordeaux vineyard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hipper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46: &quot;Chipper&quot;," calcext:value-type="string">
            <text:p>46: "Chipper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ural wagons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49: &quot;Rural wagons&quot;," calcext:value-type="string">
            <text:p>49: "Rural wagons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esponse at the door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50: &quot;Response at the door&quot;," calcext:value-type="string">
            <text:p>50: "Response at the door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air hiring problem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51: &quot;Fair hiring problem&quot;," calcext:value-type="string">
            <text:p>51: "Fair hiring problem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“I don’t like your __”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54: &quot;“I don’t like your __”&quot;," calcext:value-type="string">
            <text:p>54: "“I don’t like your __”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hipper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56: &quot;Chipper&quot;," calcext:value-type="string">
            <text:p>56: "Chipper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ierra en el mar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62: &quot;Tierra en el mar&quot;," calcext:value-type="string">
            <text:p>62: "Tierra en el mar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orce to leave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63: &quot;Force to leave&quot;," calcext:value-type="string">
            <text:p>63: "Force to leave"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ersonification of victory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64: &quot;Personification of victory&quot;," calcext:value-type="string">
            <text:p>64: "Personification of victory"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ance basic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65: &quot;Dance basic&quot;," calcext:value-type="string">
            <text:p>65: "Dance basic"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hemar’s longtime “Criminal Minds” role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66: &quot;Shemar’s longtime “Criminal Minds” role&quot;," calcext:value-type="string">
            <text:p>66: "Shemar’s longtime “Criminal Minds” role"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lus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67: &quot;Plus&quot;," calcext:value-type="string">
            <text:p>67: "Plus",</text:p>
          </table:table-cell>
        </table:table-row>
      </table:table>
      <table:table table:name="Down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ne of five characters on “The Big Bang Theory” to appear in every episode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One of five characters on “The Big Bang Theory” to appear in every episode&quot;," calcext:value-type="string">
            <text:p>1: "One of five characters on “The Big Bang Theory” to appear in every episode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 __: from the start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2: &quot;Ab __: from the start&quot;," calcext:value-type="string">
            <text:p>2: "Ab __: from the start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ube root of 1,000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3: &quot;Cube root of 1,000&quot;," calcext:value-type="string">
            <text:p>3: "Cube root of 1,000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picy cuisine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4: &quot;Spicy cuisine&quot;," calcext:value-type="string">
            <text:p>4: "Spicy cuisine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lunder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5: &quot;Plunder&quot;," calcext:value-type="string">
            <text:p>5: "Plunder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talian wheels, briefly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6: &quot;Italian wheels, briefly&quot;," calcext:value-type="string">
            <text:p>6: "Italian wheels, briefly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d-__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7: &quot;Ad-__&quot;," calcext:value-type="string">
            <text:p>7: "Ad-__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rector DuVernay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8: &quot;Director DuVernay&quot;," calcext:value-type="string">
            <text:p>8: "Director DuVernay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orseradish relative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9: &quot;Horseradish relative&quot;," calcext:value-type="string">
            <text:p>9: "Horseradish relative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asual summer garments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10: &quot;Casual summer garments&quot;," calcext:value-type="string">
            <text:p>10: "Casual summer garments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ormer Indiana governor Bayh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11: &quot;Former Indiana governor Bayh&quot;," calcext:value-type="string">
            <text:p>11: "Former Indiana governor Bayh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malgamate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12: &quot;Amalgamate&quot;," calcext:value-type="string">
            <text:p>12: "Amalgamate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hums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13: &quot;Chums&quot;," calcext:value-type="string">
            <text:p>13: "Chums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rime scene clue, maybe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18: &quot;Crime scene clue, maybe&quot;," calcext:value-type="string">
            <text:p>18: "Crime scene clue, maybe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rab bigwigs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19: &quot;Arab bigwigs&quot;," calcext:value-type="string">
            <text:p>19: "Arab bigwigs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emini rocket stage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22: &quot;Gemini rocket stage&quot;," calcext:value-type="string">
            <text:p>22: "Gemini rocket stage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agerly anticipate, with “over”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23: &quot;Eagerly anticipate, with “over”&quot;," calcext:value-type="string">
            <text:p>23: "Eagerly anticipate, with “over”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orth America’s highest peak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24: &quot;North America’s highest peak&quot;," calcext:value-type="string">
            <text:p>24: "North America’s highest peak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ragrant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25: &quot;Fragrant&quot;," calcext:value-type="string">
            <text:p>25: "Fragrant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ame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26: &quot;Fame&quot;," calcext:value-type="string">
            <text:p>26: "Fame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arge expanse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28: &quot;Large expanse&quot;," calcext:value-type="string">
            <text:p>28: "Large expanse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rt of the picture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29: &quot;Part of the picture&quot;," calcext:value-type="string">
            <text:p>29: "Part of the picture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usters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30: &quot;Busters&quot;," calcext:value-type="string">
            <text:p>30: "Busters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our-decades-plus first name in the Senate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34: &quot;Four-decades-plus first name in the Senate&quot;," calcext:value-type="string">
            <text:p>34: "Four-decades-plus first name in the Senate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itle role for Bea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35: &quot;Title role for Bea&quot;," calcext:value-type="string">
            <text:p>35: "Title role for Bea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inks equalizer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37: &quot;Links equalizer&quot;," calcext:value-type="string">
            <text:p>37: "Links equalizer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ake-home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39: &quot;Take-home&quot;," calcext:value-type="string">
            <text:p>39: "Take-home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ough to hear, as criticism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42: &quot;Tough to hear, as criticism&quot;," calcext:value-type="string">
            <text:p>42: "Tough to hear, as criticism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ike embers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44: &quot;Like embers&quot;," calcext:value-type="string">
            <text:p>44: "Like embers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tuck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47: &quot;Stuck&quot;," calcext:value-type="string">
            <text:p>47: "Stuck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edit. tourist attraction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48: &quot;Medit. tourist attraction&quot;," calcext:value-type="string">
            <text:p>48: "Medit. tourist attraction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uthor Martin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51: &quot;Author Martin&quot;," calcext:value-type="string">
            <text:p>51: "Author Martin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Unexpected blow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52: &quot;Unexpected blow&quot;," calcext:value-type="string">
            <text:p>52: "Unexpected blow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outure monthly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53: &quot;Couture monthly&quot;," calcext:value-type="string">
            <text:p>53: "Couture monthly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oof piece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54: &quot;Roof piece&quot;," calcext:value-type="string">
            <text:p>54: "Roof piece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raction of a meg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55: &quot;Fraction of a meg&quot;," calcext:value-type="string">
            <text:p>55: "Fraction of a meg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en’s grooming brand</text:p>
          </table:table-cell>
          <table:table-cell table:number-columns-repeated="2"/>
          <table:table-cell table:formula="of:=COM.MICROSOFT.CONCAT([.A37]; &quot;: &quot;&quot;&quot;; [.B37]; &quot;&quot;&quot;,&quot;)" office:value-type="string" office:string-value="57: &quot;Men’s grooming brand&quot;," calcext:value-type="string">
            <text:p>57: "Men’s grooming brand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peritif named for a former Dijon mayor</text:p>
          </table:table-cell>
          <table:table-cell table:number-columns-repeated="2"/>
          <table:table-cell table:formula="of:=COM.MICROSOFT.CONCAT([.A38]; &quot;: &quot;&quot;&quot;; [.B38]; &quot;&quot;&quot;,&quot;)" office:value-type="string" office:string-value="58: &quot;Aperitif named for a former Dijon mayor&quot;," calcext:value-type="string">
            <text:p>58: "Aperitif named for a former Dijon mayor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Good thing to strike</text:p>
          </table:table-cell>
          <table:table-cell table:number-columns-repeated="2"/>
          <table:table-cell table:formula="of:=COM.MICROSOFT.CONCAT([.A39]; &quot;: &quot;&quot;&quot;; [.B39]; &quot;&quot;&quot;,&quot;)" office:value-type="string" office:string-value="59: &quot;Good thing to strike&quot;," calcext:value-type="string">
            <text:p>59: "Good thing to strike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igns off on</text:p>
          </table:table-cell>
          <table:table-cell table:number-columns-repeated="2"/>
          <table:table-cell table:formula="of:=COM.MICROSOFT.CONCAT([.A40]; &quot;: &quot;&quot;&quot;; [.B40]; &quot;&quot;&quot;,&quot;)" office:value-type="string" office:string-value="60: &quot;Signs off on&quot;," calcext:value-type="string">
            <text:p>60: "Signs off on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ign of summer</text:p>
          </table:table-cell>
          <table:table-cell table:number-columns-repeated="2"/>
          <table:table-cell table:formula="of:=COM.MICROSOFT.CONCAT([.A41]; &quot;: &quot;&quot;&quot;; [.B41]; &quot;&quot;&quot;,&quot;)" office:value-type="string" office:string-value="61: &quot;Sign of summer&quot;," calcext:value-type="string">
            <text:p>61: "Sign of summer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1:27:39.990678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0:35.014460439</meta:creation-date>
    <dc:date>2019-05-29T12:30:58.896529780</dc:date>
    <meta:editing-duration>PT1H2M26S</meta:editing-duration>
    <meta:editing-cycles>10</meta:editing-cycles>
    <meta:generator>LibreOffice/6.0.7.3$Linux_X86_64 LibreOffice_project/00m0$Build-3</meta:generator>
    <meta:document-statistic meta:table-count="4" meta:cell-count="582" meta:object-count="0"/>
  </office:meta>
</office:document-meta>
</file>